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Hack3" svg:font-family="Hack" style:font-adornments="Bold" style:font-pitch="fixed"/>
    <style:font-face style:name="Hack4" svg:font-family="Hack" style:font-adornments="Regular" style:font-pitch="fixed"/>
    <style:font-face style:name="Hack2" svg:font-family="Hack" style:font-adornments="Bold" style:font-pitch="variable"/>
    <style:font-face style:name="Hack1" svg:font-family="Hack" style:font-family-generic="roman" style:font-pitch="variable"/>
    <style:font-face style:name="Hack" svg:font-family="Hack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953cm" fo:min-width="0cm"/>
      <style:paragraph-properties style:writing-mode="lr-tb"/>
    </style:style>
    <style:style style:name="gr2" style:family="graphic" style:parent-style-name="Text" style:list-style-name="L2">
      <style:graphic-properties draw:textarea-horizontal-align="justify" draw:textarea-vertical-align="middle" draw:auto-grow-height="false" fo:min-height="1.536cm" fo:min-width="1.279cm"/>
      <style:paragraph-properties style:writing-mode="lr-tb"/>
    </style:style>
    <style:style style:name="gr3" style:family="graphic" style:parent-style-name="standard" style:list-style-name="L2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7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97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" style:family="graphic" style:parent-style-name="Text">
      <style:graphic-properties draw:stroke="none" svg:stroke-color="#000000" draw:fill="none" draw:fill-color="#ffffff" draw:textarea-horizontal-align="left" draw:textarea-vertical-align="top" draw:auto-grow-height="true" draw:auto-grow-width="false" fo:min-height="0.674cm" fo:min-width="0cm"/>
      <style:paragraph-properties style:writing-mode="lr-tb"/>
    </style:style>
    <style:style style:name="gr10" style:family="graphic" style:parent-style-name="standard" style:list-style-name="L2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634cm" fo:min-width="0.40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318cm" fo:min-width="0cm"/>
      <style:paragraph-properties style:writing-mode="lr-tb"/>
    </style:style>
    <style:style style:name="gr14" style:family="graphic" style:parent-style-name="standard" style:list-style-name="L2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634cm" fo:min-width="0.402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634cm" fo:min-width="0.40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634cm" fo:min-width="0.402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634cm" fo:min-width="0.402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634cm" fo:min-width="0.402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9" style:family="graphic" style:parent-style-name="Text">
      <style:graphic-properties draw:stroke="none" svg:stroke-color="#000000" draw:fill="none" draw:fill-color="#ffffff" draw:textarea-horizontal-align="left" draw:textarea-vertical-align="top" draw:auto-grow-height="true" draw:auto-grow-width="false" fo:min-height="0.331cm" fo:min-width="0cm"/>
      <style:paragraph-properties style:writing-mode="lr-tb"/>
    </style:style>
    <style:style style:name="gr30" style:family="graphic" style:parent-style-name="Text">
      <style:graphic-properties draw:stroke="none" svg:stroke-color="#000000" draw:fill="none" draw:fill-color="#ffffff" draw:textarea-horizontal-align="left" draw:textarea-vertical-align="top" draw:auto-grow-height="true" draw:auto-grow-width="false" fo:min-height="0.318cm" fo:min-width="0cm"/>
      <style:paragraph-properties style:writing-mode="lr-tb"/>
    </style:style>
    <style:style style:name="gr31" style:family="graphic" style:parent-style-name="standard" style:list-style-name="L2">
      <style:graphic-properties draw:stroke="solid" svg:stroke-width="0cm" svg:stroke-color="#b47804" draw:marker-start="" draw:marker-start-width="0.152cm" draw:marker-start-center="false" draw:marker-end="" draw:marker-end-width="0.15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0cm" fo:min-width="2.178cm" fo:padding-top="0.108cm" fo:padding-bottom="0.108cm" fo:padding-left="0.233cm" fo:padding-right="0.233cm" fo:wrap-option="wrap" draw:shadow="hidden" draw:shadow-offset-x="0.203cm" draw:shadow-offset-y="0.203cm" draw:shadow-color="#808080"/>
    </style:style>
    <style:style style:name="gr32" style:family="graphic" style:parent-style-name="standard" style:list-style-name="L2">
      <style:graphic-properties draw:stroke="none" svg:stroke-width="0.028cm" svg:stroke-color="#81d41a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634cm" fo:min-width="0.402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028cm" svg:stroke-color="#81d41a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cm" svg:stroke-color="#b47804" draw:marker-start="" draw:marker-start-width="0.152cm" draw:marker-start-center="false" draw:marker-end="" draw:marker-end-width="0.15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0cm" fo:min-width="1.983cm" fo:padding-top="0.108cm" fo:padding-bottom="0.108cm" fo:padding-left="0.233cm" fo:padding-right="0.233cm" fo:wrap-option="wrap" draw:shadow="hidden" draw:shadow-offset-x="0.203cm" draw:shadow-offset-y="0.203cm" draw:shadow-color="#808080"/>
    </style:style>
    <style:style style:name="gr36" style:family="graphic" style:parent-style-name="standard" style:list-style-name="L2">
      <style:graphic-properties draw:stroke="solid" svg:stroke-width="0cm" svg:stroke-color="#b47804" draw:marker-start="" draw:marker-start-width="0.152cm" draw:marker-start-center="false" draw:marker-end="" draw:marker-end-width="0.15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0cm" fo:min-width="1.131cm" fo:padding-top="0.108cm" fo:padding-bottom="0.108cm" fo:padding-left="0.233cm" fo:padding-right="0.233cm" fo:wrap-option="wrap" draw:shadow="hidden" draw:shadow-offset-x="0.203cm" draw:shadow-offset-y="0.203cm" draw:shadow-color="#808080"/>
    </style:style>
    <style:style style:name="gr37" style:family="graphic" style:parent-style-name="standard" style:list-style-name="L2">
      <style:graphic-properties draw:stroke="solid" svg:stroke-width="0cm" svg:stroke-color="#b47804" draw:marker-start="" draw:marker-start-width="0.152cm" draw:marker-start-center="false" draw:marker-end="" draw:marker-end-width="0.15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0cm" fo:min-width="0.318cm" fo:padding-top="0.108cm" fo:padding-bottom="0.108cm" fo:padding-left="0.233cm" fo:padding-right="0.233cm" fo:wrap-option="wrap" draw:shadow="hidden" draw:shadow-offset-x="0.203cm" draw:shadow-offset-y="0.203cm" draw:shadow-color="#808080"/>
    </style:style>
    <style:style style:name="gr38" style:family="graphic" style:parent-style-name="standard" style:list-style-name="L2">
      <style:graphic-properties draw:stroke="solid" svg:stroke-width="0cm" svg:stroke-color="#b47804" draw:marker-start="" draw:marker-start-width="0.152cm" draw:marker-start-center="false" draw:marker-end="" draw:marker-end-width="0.15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0cm" fo:min-width="0.318cm" fo:padding-top="0.108cm" fo:padding-bottom="0.108cm" fo:padding-left="0.233cm" fo:padding-right="0.233cm" fo:wrap-option="wrap" draw:shadow="hidden" draw:shadow-offset-x="0.203cm" draw:shadow-offset-y="0.203cm" draw:shadow-color="#808080"/>
    </style:style>
    <style:style style:name="gr39" style:family="graphic" style:parent-style-name="standard" style:list-style-name="L2">
      <style:graphic-properties draw:stroke="solid" svg:stroke-width="0cm" svg:stroke-color="#b47804" draw:marker-start="" draw:marker-start-width="0.152cm" draw:marker-start-center="false" draw:marker-end="" draw:marker-end-width="0.15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0cm" fo:min-width="0.67cm" fo:padding-top="0.108cm" fo:padding-bottom="0.108cm" fo:padding-left="0.233cm" fo:padding-right="0.233cm" fo:wrap-option="wrap" draw:shadow="hidden" draw:shadow-offset-x="0.203cm" draw:shadow-offset-y="0.203cm" draw:shadow-color="#808080"/>
    </style:style>
    <style:style style:name="gr40" style:family="graphic" style:parent-style-name="standard" style:list-style-name="L2">
      <style:graphic-properties draw:stroke="solid" svg:stroke-width="0cm" svg:stroke-color="#b47804" draw:marker-start="" draw:marker-start-width="0.152cm" draw:marker-start-center="false" draw:marker-end="" draw:marker-end-width="0.15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0cm" fo:min-width="0.318cm" fo:padding-top="0.108cm" fo:padding-bottom="0.108cm" fo:padding-left="0.233cm" fo:padding-right="0.233cm" fo:wrap-option="wrap" draw:shadow="hidden" draw:shadow-offset-x="0.203cm" draw:shadow-offset-y="0.203cm" draw:shadow-color="#808080"/>
    </style:style>
    <style:style style:name="gr41" style:family="graphic" style:parent-style-name="standard" style:list-style-name="L2">
      <style:graphic-properties draw:stroke="solid" svg:stroke-width="0cm" svg:stroke-color="#b47804" draw:marker-start="" draw:marker-start-width="0.152cm" draw:marker-start-center="false" draw:marker-end="" draw:marker-end-width="0.15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0cm" fo:min-width="0.318cm" fo:padding-top="0.108cm" fo:padding-bottom="0.108cm" fo:padding-left="0.233cm" fo:padding-right="0.233cm" fo:wrap-option="wrap" draw:shadow="hidden" draw:shadow-offset-x="0.203cm" draw:shadow-offset-y="0.203cm" draw:shadow-color="#808080"/>
    </style:style>
    <style:style style:name="P1" style:family="paragraph">
      <loext:graphic-properties draw:fill="none" draw:fill-color="#ffffff"/>
      <style:paragraph-properties style:writing-mode="lr-tb"/>
      <style:text-properties style:font-name="Hack3" fo:font-size="5.80000019073486pt" fo:font-weight="bold"/>
    </style:style>
    <style:style style:name="P2" style:family="paragraph">
      <style:paragraph-properties fo:text-align="center" style:writing-mode="lr-tb"/>
      <style:text-properties fo:font-size="5.80000019073486pt" fo:hyphenate="false" loext:hyphenation-no-caps="false"/>
    </style:style>
    <style:style style:name="P3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style:writing-mode="lr-tb"/>
      <style:text-properties style:font-name="Hack3" fo:font-size="7.90000009536743pt" fo:font-weight="bold"/>
    </style:style>
    <style:style style:name="P6" style:family="paragraph">
      <loext:graphic-properties draw:fill="none" draw:fill-color="#ffffff"/>
      <style:paragraph-properties style:writing-mode="lr-tb"/>
      <style:text-properties style:font-name="Hack3" fo:font-size="9.89999961853027pt" fo:font-weight="bold" style:font-size-asian="24pt" style:font-size-complex="24pt"/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Hack3" fo:font-size="10pt" fo:font-weight="bold" style:font-size-asian="24pt" style:font-size-complex="24pt"/>
    </style:style>
    <style:style style:name="T2" style:family="text">
      <style:text-properties fo:font-size="5.80000019073486pt"/>
    </style:style>
    <style:style style:name="T3" style:family="text">
      <style:text-properties style:font-name="Hack3" fo:font-size="8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17cm" svg:height="0.953cm" svg:x="2.794cm" svg:y="4.381cm">
          <draw:text-box>
            <text:p><text:span text:style-name="T1">Product</text:span><text:span text:style-name="T1"><text:line-break/></text:span><text:span text:style-name="T1">Backlog</text:span></text:p>
          </draw:text-box>
        </draw:frame>
        <draw:custom-shape draw:style-name="gr2" draw:text-style-name="P2" draw:layer="layout" svg:width="1.589cm" svg:height="1.908cm" svg:x="2.794cm" svg:y="2.473cm">
          <text:p text:style-name="P2"><text:span text:style-name="T2">Tkdfpk</text:span></text:p>
          <text:p text:style-name="P2"><text:span text:style-name="T2">Okfodk</text:span></text:p>
          <text:p text:style-name="P2"><text:span text:style-name="T2">Kodfkod</text:span></text:p>
          <text:p text:style-name="P2"><text:span text:style-name="T2">Kodfkod</text:span></text:p>
          <text:p text:style-name="P2"><text:span text:style-name="T2">Kodfko</text:span></text:p>
          <text:p text:style-name="P2"><text:span text:style-name="T2">Bkdrra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g draw:name="user-identity_7">
          <draw:custom-shape draw:style-name="gr3" draw:text-style-name="P3" draw:layer="layout" svg:width="1.273cm" svg:height="1.246cm" draw:transform="skewX (-0.0792379480405426) rotate (-0.0778416846389469) translate (0.254cm 1.84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0.318cm" svg:height="0.306cm" draw:transform="skewX (-0.0750491578357562) rotate (-0.0785398163397447) translate (0.731cm 2.1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5" draw:text-style-name="P4" draw:layer="layout" svg:width="0.637cm" svg:height="0.542cm" draw:transform="skewX (-0.0773180858633488) rotate (-0.0769690200129507) translate (0.571cm 2.533cm)" draw:kind="arc" draw:start-angle="1.12" draw:end-angle="179.38">
            <text:p/>
          </draw:ellipse>
        </draw:g>
        <draw:g draw:name="user-identity_9">
          <draw:custom-shape draw:style-name="gr6" draw:text-style-name="P3" draw:layer="layout" svg:width="1.273cm" svg:height="1.246cm" draw:transform="skewX (-0.0792379480405426) rotate (-0.0778416846389469) translate (-19.05cm 1.23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0.318cm" svg:height="0.306cm" draw:transform="skewX (-0.0750491578357562) rotate (-0.0785398163397447) translate (-18.573cm 1.5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4" draw:layer="layout" svg:width="0.637cm" svg:height="0.542cm" draw:transform="skewX (-0.0773180858633488) rotate (-0.0769690200129507) translate (-18.733cm 1.93cm)" draw:kind="arc" draw:start-angle="1.12" draw:end-angle="179.38">
            <text:p/>
          </draw:ellipse>
        </draw:g>
        <draw:frame draw:style-name="gr9" draw:text-style-name="P5" draw:layer="layout" svg:width="1.4cm" svg:height="0.674cm" svg:x="0.571cm" svg:y="3.072cm">
          <draw:text-box>
            <text:p><text:span text:style-name="T3">Product</text:span></text:p>
            <text:p><text:span text:style-name="T3">Owner</text:span></text:p>
          </draw:text-box>
        </draw:frame>
        <draw:g draw:name="user-identity_10">
          <draw:custom-shape draw:style-name="gr10" draw:text-style-name="P3" draw:layer="layout" svg:width="0.901cm" svg:height="0.883cm" draw:transform="skewX (-0.0802851455917392) rotate (-0.0778416846389469) translate (0.306cm 5.33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225cm" svg:height="0.218cm" draw:transform="skewX (-0.0823795406941323) rotate (-0.0785398163397446) translate (0.645cm 5.5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2" draw:text-style-name="P4" draw:layer="layout" svg:width="0.45cm" svg:height="0.385cm" draw:transform="skewX (-0.0802851455917392) rotate (-0.07993607974134) translate (0.531cm 5.823cm)" draw:kind="arc" draw:start-angle="1.12" draw:end-angle="179.38">
            <text:p/>
          </draw:ellipse>
        </draw:g>
        <draw:frame draw:style-name="gr13" draw:text-style-name="P1" draw:layer="layout" svg:width="0.317cm" svg:height="0.412cm" svg:x="1.078cm" svg:y="5.651cm">
          <draw:text-box>
            <text:p><text:span text:style-name="T1">=</text:span></text:p>
          </draw:text-box>
        </draw:frame>
        <draw:frame draw:style-name="gr13" draw:text-style-name="P6" draw:layer="layout" svg:width="1.399cm" svg:height="0.412cm" svg:x="1.395cm" svg:y="5.651cm">
          <draw:text-box>
            <text:p><text:span text:style-name="T1">Rollen</text:span></text:p>
          </draw:text-box>
        </draw:frame>
        <draw:g draw:name="user-identity_11">
          <draw:custom-shape draw:style-name="gr14" draw:text-style-name="P3" draw:layer="layout" svg:width="0.901cm" svg:height="0.883cm" draw:transform="skewX (-0.0802851455917392) rotate (-0.0778416846389469) translate (0.624cm 0.57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yout" svg:width="0.225cm" svg:height="0.218cm" draw:transform="skewX (-0.0823795406941323) rotate (-0.0785398163397446) translate (0.963cm 0.8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6" draw:text-style-name="P4" draw:layer="layout" svg:width="0.45cm" svg:height="0.385cm" draw:transform="skewX (-0.0802851455917392) rotate (-0.07993607974134) translate (0.849cm 1.06cm)" draw:kind="arc" draw:start-angle="1.12" draw:end-angle="179.38">
            <text:p/>
          </draw:ellipse>
        </draw:g>
        <draw:g draw:name="user-identity_12">
          <draw:custom-shape draw:style-name="gr17" draw:text-style-name="P3" draw:layer="layout" svg:width="0.901cm" svg:height="0.883cm" draw:transform="skewX (-0.0802851455917392) rotate (-0.0778416846389469) translate (3.481cm 0.57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draw:layer="layout" svg:width="0.225cm" svg:height="0.218cm" draw:transform="skewX (-0.0823795406941323) rotate (-0.0785398163397446) translate (3.82cm 0.8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9" draw:text-style-name="P4" draw:layer="layout" svg:width="0.45cm" svg:height="0.385cm" draw:transform="skewX (-0.0802851455917392) rotate (-0.07993607974134) translate (3.706cm 1.06cm)" draw:kind="arc" draw:start-angle="1.12" draw:end-angle="179.38">
            <text:p/>
          </draw:ellipse>
        </draw:g>
        <draw:g draw:name="user-identity_13">
          <draw:custom-shape draw:style-name="gr20" draw:text-style-name="P3" draw:layer="layout" svg:width="0.901cm" svg:height="0.883cm" draw:transform="skewX (-0.0802851455917392) rotate (-0.0778416846389469) translate (4.116cm 0.56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4" draw:layer="layout" svg:width="0.225cm" svg:height="0.218cm" draw:transform="skewX (-0.0823795406941323) rotate (-0.0785398163397446) translate (4.455cm 0.8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2" draw:text-style-name="P4" draw:layer="layout" svg:width="0.45cm" svg:height="0.385cm" draw:transform="skewX (-0.0802851455917392) rotate (-0.07993607974134) translate (4.341cm 1.057cm)" draw:kind="arc" draw:start-angle="1.12" draw:end-angle="179.38">
            <text:p/>
          </draw:ellipse>
        </draw:g>
        <draw:g draw:name="user-identity_14">
          <draw:custom-shape draw:style-name="gr23" draw:text-style-name="P3" draw:layer="layout" svg:width="0.901cm" svg:height="0.883cm" draw:transform="skewX (-0.0802851455917392) rotate (-0.0778416846389469) translate (0.254cm 0.57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225cm" svg:height="0.218cm" draw:transform="skewX (-0.0823795406941323) rotate (-0.0785398163397446) translate (0.554cm 1.2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4" draw:layer="layout" svg:width="0.45cm" svg:height="0.385cm" draw:transform="skewX (-0.0802851455917392) rotate (-0.07993607974134) translate (0.44cm 1.441cm)" draw:kind="arc" draw:start-angle="1.12" draw:end-angle="179.38">
            <text:p/>
          </draw:ellipse>
        </draw:g>
        <draw:g draw:name="user-identity_15">
          <draw:custom-shape draw:style-name="gr26" draw:text-style-name="P3" draw:layer="layout" svg:width="0.901cm" svg:height="0.883cm" draw:transform="skewX (-0.0802851455917392) rotate (-0.0778416846389469) translate (2.846cm 0.56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0.225cm" svg:height="0.218cm" draw:transform="skewX (-0.0823795406941323) rotate (-0.0785398163397446) translate (3.185cm 0.8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8" draw:text-style-name="P4" draw:layer="layout" svg:width="0.45cm" svg:height="0.385cm" draw:transform="skewX (-0.0802851455917392) rotate (-0.07993607974134) translate (3.071cm 1.057cm)" draw:kind="arc" draw:start-angle="1.12" draw:end-angle="179.38">
            <text:p/>
          </draw:ellipse>
        </draw:g>
        <draw:frame draw:style-name="gr29" draw:text-style-name="P5" draw:layer="layout" svg:width="0.952cm" svg:height="0.331cm" svg:x="3.429cm" svg:y="0.24cm">
          <draw:text-box>
            <text:p><text:span text:style-name="T3">Team</text:span></text:p>
          </draw:text-box>
        </draw:frame>
        <draw:frame draw:style-name="gr30" draw:text-style-name="P5" draw:layer="layout" svg:width="1.905cm" svg:height="0.331cm" svg:x="0.254cm" svg:y="0.254cm">
          <draw:text-box>
            <text:p><text:span text:style-name="T3">Stakeholder</text:span></text:p>
          </draw:text-box>
        </draw:frame>
        <draw:custom-shape draw:name="chevron" draw:style-name="gr31" draw:text-style-name="P7" draw:layer="layout" svg:width="2.812cm" svg:height="0.171cm" draw:transform="rotate (-2.76844125951341) translate (4.48cm 1.692cm)">
          <text:p/>
          <draw:enhanced-geometry draw:mirror-horizontal="false" draw:mirror-vertical="false" svg:viewBox="0 0 0 0" draw:text-areas="?f7 0 ?f8 ?f10" draw:type="ooxml-chevron" draw:modifiers="49352.1790341578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/>
          </draw:enhanced-geometry>
        </draw:custom-shape>
        <draw:g draw:name="user-identity_0">
          <draw:custom-shape draw:style-name="gr32" draw:text-style-name="P3" draw:layer="layout" svg:width="0.901cm" svg:height="0.883cm" draw:transform="skewX (-0.0802851455917392) rotate (-0.0778416846389469) translate (1.259cm 0.56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4" draw:layer="layout" svg:width="0.225cm" svg:height="0.218cm" draw:transform="skewX (-0.0823795406941323) rotate (-0.0785398163397446) translate (1.598cm 0.8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4" draw:text-style-name="P4" draw:layer="layout" svg:width="0.45cm" svg:height="0.385cm" draw:transform="skewX (-0.0802851455917392) rotate (-0.07993607974134) translate (1.484cm 1.057cm)" draw:kind="arc" draw:start-angle="1.12" draw:end-angle="179.38">
            <text:p/>
          </draw:ellipse>
        </draw:g>
        <draw:custom-shape draw:name="chevron_0" draw:style-name="gr35" draw:text-style-name="P7" draw:layer="layout" svg:width="2.617cm" svg:height="0.171cm" draw:transform="rotate (-2.72184096848516) translate (3.984cm 1.362cm)">
          <text:p/>
          <draw:enhanced-geometry draw:mirror-horizontal="false" draw:mirror-vertical="false" svg:viewBox="0 0 0 0" draw:text-areas="?f7 0 ?f8 ?f10" draw:type="ooxml-chevron" draw:modifiers="49352.1790341578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/>
          </draw:enhanced-geometry>
        </draw:custom-shape>
        <draw:custom-shape draw:name="chevron_1" draw:style-name="gr36" draw:text-style-name="P7" draw:layer="layout" svg:width="1.765cm" svg:height="0.171cm" draw:transform="rotate (-2.70072248453603) translate (3.111cm 1.361cm)">
          <text:p/>
          <draw:enhanced-geometry draw:mirror-horizontal="false" draw:mirror-vertical="false" svg:viewBox="0 0 0 0" draw:text-areas="?f7 0 ?f8 ?f10" draw:type="ooxml-chevron" draw:modifiers="49352.1790341578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/>
          </draw:enhanced-geometry>
        </draw:custom-shape>
        <draw:custom-shape draw:name="chevron_2" draw:style-name="gr37" draw:text-style-name="P7" draw:layer="layout" svg:width="0.952cm" svg:height="0.171cm" draw:transform="rotate (0.12915436464758) translate (1.829cm 3.208cm)">
          <text:p/>
          <draw:enhanced-geometry draw:mirror-horizontal="false" draw:mirror-vertical="false" svg:viewBox="0 0 0 0" draw:text-areas="?f7 0 ?f8 ?f10" draw:type="ooxml-chevron" draw:modifiers="49352.1790341578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/>
          </draw:enhanced-geometry>
        </draw:custom-shape>
        <draw:custom-shape draw:name="chevron_3" draw:style-name="gr38" draw:text-style-name="P7" draw:layer="layout" svg:width="0.952cm" svg:height="0.171cm" draw:transform="rotate (-1.62542513238232) translate (1.112cm 1.215cm)">
          <text:p/>
          <draw:enhanced-geometry draw:mirror-horizontal="false" draw:mirror-vertical="false" svg:viewBox="0 0 0 0" draw:text-areas="?f7 0 ?f8 ?f10" draw:type="ooxml-chevron" draw:modifiers="49352.1790341578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/>
          </draw:enhanced-geometry>
        </draw:custom-shape>
        <draw:custom-shape draw:name="chevron_4" draw:style-name="gr39" draw:text-style-name="P7" draw:layer="layout" svg:width="1.304cm" svg:height="0.171cm" draw:transform="rotate (-2.15687788961459) translate (1.841cm 1.301cm)">
          <text:p/>
          <draw:enhanced-geometry draw:mirror-horizontal="false" draw:mirror-vertical="false" svg:viewBox="0 0 0 0" draw:text-areas="?f7 0 ?f8 ?f10" draw:type="ooxml-chevron" draw:modifiers="49352.1790341578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/>
          </draw:enhanced-geometry>
        </draw:custom-shape>
        <draw:custom-shape draw:name="chevron_5" draw:style-name="gr40" draw:text-style-name="P7" draw:layer="layout" svg:width="0.952cm" svg:height="0.171cm" draw:transform="rotate (-0.0822050077689325) translate (1.845cm 3.746cm)">
          <text:p/>
          <draw:enhanced-geometry draw:mirror-horizontal="false" draw:mirror-vertical="false" svg:viewBox="0 0 0 0" draw:text-areas="?f7 0 ?f8 ?f10" draw:type="ooxml-chevron" draw:modifiers="49352.1790341578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/>
          </draw:enhanced-geometry>
        </draw:custom-shape>
        <draw:custom-shape draw:name="chevron_6" draw:style-name="gr41" draw:text-style-name="P7" draw:layer="layout" svg:width="0.952cm" svg:height="0.171cm" draw:transform="rotate (0.0371755130674792) translate (1.836cm 3.464cm)">
          <text:p/>
          <draw:enhanced-geometry draw:mirror-horizontal="false" draw:mirror-vertical="false" svg:viewBox="0 0 0 0" draw:text-areas="?f7 0 ?f8 ?f10" draw:type="ooxml-chevron" draw:modifiers="49352.1790341578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aximum="?f1" draw:handle-range-x-minimum="0" draw:handle-position="?f4 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Hack3" svg:font-family="Hack" style:font-adornments="Bold" style:font-pitch="fixed"/>
    <style:font-face style:name="Hack4" svg:font-family="Hack" style:font-adornments="Regular" style:font-pitch="fixed"/>
    <style:font-face style:name="Hack2" svg:font-family="Hack" style:font-adornments="Bold" style:font-pitch="variable"/>
    <style:font-face style:name="Hack1" svg:font-family="Hack" style:font-family-generic="roman" style:font-pitch="variable"/>
    <style:font-face style:name="Hack" svg:font-family="Hack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8000" draw:gradient-step-count="0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 draw:line-distance="0.457cm" draw:guide-overhang="0.051cm" draw:guide-distance="0.05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ff8000" draw:opacity="50%" draw:shadow-color="#000000" draw:shadow-opacity="50%"/>
      <style:paragraph-properties>
        <style:tab-stops/>
      </style:paragraph-properties>
      <style:text-properties style:font-name="Hack3" fo:font-family="Hack" style:font-style-name="Bold" style:font-pitch="fixed" fo:font-size="6pt" fo:font-weight="normal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5.0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27T11:53:14.288334734</meta:creation-date>
    <dc:date>2021-06-07T14:56:23.010708639</dc:date>
    <meta:editing-duration>PT4H21M13S</meta:editing-duration>
    <meta:editing-cycles>42</meta:editing-cycles>
    <meta:generator>LibreOffice/7.0.4.2$Linux_X86_64 LibreOffice_project/00$Build-2</meta:generator>
    <meta:document-statistic meta:object-count="51"/>
  </office:meta>
</office:document-meta>
</file>